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Pictures/10000201000000EF00000100C4A4D49B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98ec5"/>
    </style:style>
    <style:style style:name="P2" style:family="paragraph" style:parent-style-name="Standard">
      <style:paragraph-properties fo:text-align="center" style:justify-single-word="false"/>
      <style:text-properties officeooo:paragraph-rsid="00198ec5"/>
    </style:style>
    <style:style style:name="P3" style:family="paragraph" style:parent-style-name="Standard">
      <style:paragraph-properties fo:text-align="start" style:justify-single-word="false"/>
      <style:text-properties officeooo:rsid="001e2247" officeooo:paragraph-rsid="001e2247"/>
    </style:style>
    <style:style style:name="P4" style:family="paragraph" style:parent-style-name="Standard" style:list-style-name="L9">
      <style:paragraph-properties fo:text-align="start" style:justify-single-word="false"/>
      <style:text-properties officeooo:rsid="001e2247" officeooo:paragraph-rsid="001e2247"/>
    </style:style>
    <style:style style:name="P5" style:family="paragraph" style:parent-style-name="Standard" style:list-style-name="L9">
      <style:paragraph-properties fo:text-align="start" style:justify-single-word="false"/>
      <style:text-properties officeooo:rsid="001e2247" officeooo:paragraph-rsid="002283bf"/>
    </style:style>
    <style:style style:name="P6" style:family="paragraph" style:parent-style-name="Standard">
      <style:paragraph-properties fo:text-align="start" style:justify-single-word="false"/>
      <style:text-properties officeooo:rsid="001e2247" officeooo:paragraph-rsid="002283bf"/>
    </style:style>
    <style:style style:name="P7" style:family="paragraph" style:parent-style-name="Standard" style:list-style-name="L9">
      <style:paragraph-properties fo:text-align="start" style:justify-single-word="false"/>
      <style:text-properties officeooo:rsid="001f5440" officeooo:paragraph-rsid="001f5440"/>
    </style:style>
    <style:style style:name="P8" style:family="paragraph" style:parent-style-name="Standard">
      <style:paragraph-properties fo:text-align="start" style:justify-single-word="false"/>
      <style:text-properties officeooo:rsid="001f5440" officeooo:paragraph-rsid="001f5440"/>
    </style:style>
    <style:style style:name="P9" style:family="paragraph" style:parent-style-name="Standard" style:list-style-name="L9">
      <style:paragraph-properties fo:text-align="start" style:justify-single-word="false"/>
      <style:text-properties officeooo:rsid="00211cfa" officeooo:paragraph-rsid="00211cfa"/>
    </style:style>
    <style:style style:name="P10" style:family="paragraph" style:parent-style-name="Standard">
      <style:paragraph-properties fo:text-align="start" style:justify-single-word="false"/>
      <style:text-properties officeooo:rsid="00211cfa" officeooo:paragraph-rsid="00211cfa"/>
    </style:style>
    <style:style style:name="P11" style:family="paragraph" style:parent-style-name="Standard" style:list-style-name="L9">
      <style:paragraph-properties fo:text-align="start" style:justify-single-word="false"/>
      <style:text-properties officeooo:rsid="002283bf" officeooo:paragraph-rsid="002283bf"/>
    </style:style>
    <style:style style:name="P12" style:family="paragraph" style:parent-style-name="Standard">
      <style:paragraph-properties fo:text-align="start" style:justify-single-word="false"/>
      <style:text-properties officeooo:rsid="002283bf" officeooo:paragraph-rsid="002283bf"/>
    </style:style>
    <style:style style:name="P13" style:family="paragraph" style:parent-style-name="Standard" style:list-style-name="L9">
      <style:paragraph-properties fo:text-align="start" style:justify-single-word="false"/>
      <style:text-properties officeooo:rsid="0022dec3" officeooo:paragraph-rsid="0022dec3"/>
    </style:style>
    <style:style style:name="P14" style:family="paragraph" style:parent-style-name="Standard" style:list-style-name="L9">
      <style:paragraph-properties fo:text-align="start" style:justify-single-word="false"/>
      <style:text-properties officeooo:rsid="0023fa54" officeooo:paragraph-rsid="0023fa54"/>
    </style:style>
    <style:style style:name="P15" style:family="paragraph" style:parent-style-name="Standard">
      <style:paragraph-properties fo:text-align="start" style:justify-single-word="false"/>
      <style:text-properties officeooo:rsid="0023fa54" officeooo:paragraph-rsid="0023fa54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12pt"/>
    </style:style>
    <style:style style:name="T1" style:family="text">
      <style:text-properties style:text-position="super 58%"/>
    </style:style>
    <style:style style:name="T2" style:family="text">
      <style:text-properties officeooo:rsid="001e2247"/>
    </style:style>
    <style:style style:name="T3" style:family="text">
      <style:text-properties style:font-name="Liberation Serif1"/>
    </style:style>
    <style:style style:name="T4" style:family="text">
      <style:text-properties style:font-name="Liberation Serif"/>
    </style:style>
    <style:style style:name="T5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draw:marker-start-width="0.2602in" draw:marker-end-width="0.2602in" draw:fill-color="#ffffff" draw:textarea-horizontal-align="justify" draw:textarea-vertical-align="middle" draw:auto-grow-height="false" fo:min-height="0.2417in" fo:min-width="0.3953in" fo:padding-top="0.0201in" fo:padding-bottom="0.0201in" fo:padding-left="0.0201in" fo:padding-right="0.0201in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15" draw:style-name="gr1" draw:text-style-name="P17" svg:width="0.8705in" svg:height="0.8705in" svg:x="5.6953in" svg:y="0.9937in">
        <text:p text:style-name="P16"><text:span text:style-name="T5">A <text:s text:c="10"/></text:span></text:p>
        <text:p text:style-name="P16"><text:span text:style-name="T5"/></text:p>
        <text:p text:style-name="P16"><text:span text:style-name="T5">5 m <text:s text:c="21"/></text:span></text:p>
        <text:p text:style-name="P16"><text:span text:style-name="T5"/></text:p>
        <text:p text:style-name="P16"><text:span text:style-name="T5"/></text:p>
        <text:p text:style-name="P16"><text:span text:style-name="T5">5 m</text:span></text:p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text:p text:style-name="P2"><text:span text:style-name="T2">Concept </text:span><text:variable-set text:name="Assignment" office:value-type="float" office:value="0.1" style:data-style-name="N0">0.1</text:variable-set> <text:span text:style-name="T2">Pre-Inventory</text:span></text:p>
      <text:p text:style-name="P2"/>
      <text:list xml:id="list5283889638324985595" text:style-name="L9">
        <text:list-item>
          <text:p text:style-name="P4">Which of the following statements is correct? </text:p>
          <text:list>
            <text:list-item>
              <text:p text:style-name="P4"><draw:frame draw:style-name="fr2" draw:name="Object1" text:anchor-type="as-char" svg:width="1.7398in" svg:height="0.2075in" draw:z-index="4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</text:list>
        </text:list-item>
      </text:list>
      <text:p text:style-name="P3"/>
      <text:list xml:id="list160959964002098" text:continue-numbering="true" text:style-name="L9">
        <text:list-item>
          <text:list>
            <text:list-item>
              <text:p text:style-name="P4"><draw:frame draw:style-name="fr2" draw:name="Object2" text:anchor-type="as-char" svg:width="1.8165in" svg:height="0.2083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ext:list-item>
          </text:list>
        </text:list-item>
      </text:list>
      <text:p text:style-name="P3"/>
      <text:list xml:id="list160959531980482" text:continue-numbering="true" text:style-name="L9">
        <text:list-item>
          <text:list>
            <text:list-item>
              <text:p text:style-name="P5"><draw:frame draw:style-name="fr2" draw:name="Object4" text:anchor-type="as-char" svg:width="1.889in" svg:height="0.2083in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</text:list>
        </text:list-item>
      </text:list>
      <text:p text:style-name="P6"/>
      <text:list xml:id="list160958526987980" text:continue-numbering="true" text:style-name="L9">
        <text:list-item>
          <text:list>
            <text:list-item>
              <text:p text:style-name="P4"><draw:frame draw:style-name="fr2" draw:name="Object3" text:anchor-type="as-char" svg:width="1.8752in" svg:height="0.2083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ext:list-item>
          </text:list>
        </text:list-item>
      </text:list>
      <text:p text:style-name="P3"/>
      <text:list xml:id="list160959620458562" text:continue-numbering="true" text:style-name="L9">
        <text:list-item>
          <text:p text:style-name="P7">Given the equation <draw:frame draw:style-name="fr2" draw:name="Object5" text:anchor-type="as-char" svg:width="0.548in" svg:height="0.2083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what are the possible values of x?</text:p>
          <text:list>
            <text:list-item>
              <text:p text:style-name="P7">256</text:p>
            </text:list-item>
            <text:list-item>
              <text:p text:style-name="P7"><text:span text:style-name="T3">±</text:span>16</text:p>
            </text:list-item>
            <text:list-item>
              <text:p text:style-name="P7">4</text:p>
            </text:list-item>
            <text:list-item>
              <text:p text:style-name="P7"><text:span text:style-name="T3">±</text:span>2</text:p>
            </text:list-item>
          </text:list>
        </text:list-item>
      </text:list>
      <text:p text:style-name="P8"/>
      <text:list xml:id="list160960223605780" text:continue-numbering="true" text:style-name="L9">
        <text:list-item>
          <text:p text:style-name="P7">Complete the statement – SOH-CAH-</text:p>
          <text:list>
            <text:list-item>
              <text:p text:style-name="P7">ROH</text:p>
            </text:list-item>
            <text:list-item>
              <text:p text:style-name="P7">TOA</text:p>
            </text:list-item>
            <text:list-item>
              <text:p text:style-name="P7">FUS</text:p>
            </text:list-item>
            <text:list-item>
              <text:p text:style-name="P7">DAH</text:p>
            </text:list-item>
          </text:list>
        </text:list-item>
      </text:list>
      <text:p text:style-name="P8"/>
      <text:list xml:id="list160959740665190" text:continue-numbering="true" text:style-name="L9">
        <text:list-item>
          <text:p text:style-name="P9">The central angle where the arc-length along a circle is equal to the radius of the circle is defined as - </text:p>
          <text:list>
            <text:list-item>
              <text:p text:style-name="P9">1 degree</text:p>
            </text:list-item>
            <text:list-item>
              <text:p text:style-name="P9">1 radian</text:p>
            </text:list-item>
            <text:list-item>
              <text:p text:style-name="P9">1 gradian</text:p>
            </text:list-item>
            <text:list-item>
              <text:p text:style-name="P9">1 epistle</text:p>
            </text:list-item>
          </text:list>
        </text:list-item>
      </text:list>
      <text:p text:style-name="P10"/>
      <text:list xml:id="list160959713369068" text:continue-numbering="true" text:style-name="L9">
        <text:list-item>
          <text:p text:style-name="P11">What is <draw:frame draw:style-name="fr2" draw:name="Object6" text:anchor-type="as-char" svg:width="1.3366in" svg:height="0.4535in" draw:z-index="9"><draw:object xlink:href="./Object 6" xlink:type="simple" xlink:show="embed" xlink:actuate="onLoad"/><draw:image xlink:href="./ObjectReplacements/Object 6" xlink:type="simple" xlink:show="embed" xlink:actuate="onLoad"/><svg:desc>formula</svg:desc></draw:frame>?</text:p>
          <text:list>
            <text:list-item>
              <text:p text:style-name="P11"><draw:frame draw:style-name="fr2" draw:name="Object9" text:anchor-type="as-char" svg:width="0.5701in" svg:height="0.2083in" draw:z-index="12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</text:list-item>
            <text:list-item>
              <text:p text:style-name="P11"><draw:frame draw:style-name="fr2" draw:name="Object8" text:anchor-type="as-char" svg:width="0.4382in" svg:height="0.2083in" draw:z-index="11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ext:list-item>
            <text:list-item>
              <text:p text:style-name="P11"><draw:frame draw:style-name="fr2" draw:name="Object7" text:anchor-type="as-char" svg:width="0.6417in" svg:height="0.2083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ext:list-item>
            <text:list-item>
              <text:p text:style-name="P11"><draw:frame draw:style-name="fr2" draw:name="Object10" text:anchor-type="as-char" svg:width="0.6953in" svg:height="0.2083in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ext:list-item>
          </text:list>
        </text:list-item>
      </text:list>
      <text:p text:style-name="P12"/>
      <text:list xml:id="list160959275795263" text:continue-numbering="true" text:style-name="L9">
        <text:list-item>
          <text:p text:style-name="P13">Given the Equation <draw:frame draw:style-name="fr2" draw:name="Object11" text:anchor-type="as-char" svg:width="0.4744in" svg:height="0.4165in" draw:z-index="14"><draw:object xlink:href="./Object 11" xlink:type="simple" xlink:show="embed" xlink:actuate="onLoad"/><draw:image xlink:href="./ObjectReplacements/Object 11" xlink:type="simple" xlink:show="embed" xlink:actuate="onLoad"/></draw:frame>, what would happen if a and b were both doubled?</text:p>
          <text:list>
            <text:list-item>
              <text:p text:style-name="P13">C would be halved.</text:p>
            </text:list-item>
            <text:list-item>
              <text:p text:style-name="P13">C would remain the same.</text:p>
            </text:list-item>
            <text:list-item>
              <text:p text:style-name="P13">C would be doubled.</text:p>
            </text:list-item>
            <text:list-item>
              <text:p text:style-name="P13">C would be quadrupled. </text:p>
            </text:list-item>
          </text:list>
        </text:list-item>
        <text:list-item>
          <text:p text:style-name="P14"><text:soft-page-break/>In the figure to the right, the angle marked A is most nearly <text:s/>- </text:p>
          <text:list>
            <text:list-item>
              <text:p text:style-name="P14">30<text:span text:style-name="T3">°</text:span></text:p>
            </text:list-item>
            <text:list-item>
              <text:p text:style-name="P14"><text:span text:style-name="T4">45</text:span><text:span text:style-name="T3">°</text:span></text:p>
            </text:list-item>
            <text:list-item>
              <text:p text:style-name="P14"><text:span text:style-name="T3">60°</text:span></text:p>
            </text:list-item>
            <text:list-item>
              <text:p text:style-name="P14"><text:span text:style-name="T3">90°</text:span></text:p>
            </text:list-item>
          </text:list>
        </text:list-item>
      </text:list>
      <text:p text:style-name="P15"><text:span text:style-name="T3"/></text:p>
      <text:list xml:id="list160959738657173" text:continue-numbering="true" text:style-name="L9">
        <text:list-item>
          <text:p text:style-name="P4">Arc-Length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7-05-10T16:09:58.100751335" text:date-adjust="PT24H00M00S">05/11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09:24.474634702</meta:creation-date>
    <meta:editing-duration>PT37M2S</meta:editing-duration>
    <meta:editing-cycles>12</meta:editing-cycles>
    <meta:generator>LibreOffice/4.3.7.2$Linux_X86_64 LibreOffice_project/430$Build-2</meta:generator>
    <dc:date>2017-05-10T16:09:58.020702642</dc:date>
    <meta:document-statistic meta:table-count="0" meta:image-count="2" meta:object-count="11" meta:page-count="2" meta:paragraph-count="39" meta:word-count="158" meta:character-count="721" meta:non-whitespace-character-count="590"/>
  </office:meta>
</office:document-meta>
</file>

<file path=Object 1/content.xml><?xml version="1.0" encoding="utf-8"?>
<math xmlns="http://www.w3.org/1998/Math/MathML" display="block">
  <semantics>
    <mrow>
      <mn>6.022</mn>
      <mi>x</mi>
      <mrow>
        <msup>
          <mn>10</mn>
          <mn>15</mn>
        </msup>
        <mo stretchy="false">&gt;</mo>
        <mn>4.075</mn>
      </mrow>
      <mi>x</mi>
      <msup>
        <mn>10</mn>
        <mn>24</mn>
      </msup>
    </mrow>
    <annotation encoding="StarMath 5.0">6.022 x 10^15 &gt; 4.075 x 10^24</annotation>
  </semantics>
</math>
</file>

<file path=Object 10/content.xml><?xml version="1.0" encoding="utf-8"?>
<math xmlns="http://www.w3.org/1998/Math/MathML" display="block">
  <semantics>
    <mrow>
      <mn>1.25</mn>
      <mo stretchy="false">⋅</mo>
      <msup>
        <mn>10</mn>
        <mn>22</mn>
      </msup>
    </mrow>
    <annotation encoding="StarMath 5.0">1.25 cdot 10^22</annotation>
  </semantics>
</math>
</file>

<file path=Object 11/content.xml><?xml version="1.0" encoding="utf-8"?>
<math xmlns="http://www.w3.org/1998/Math/MathML" display="block">
  <semantics>
    <mrow>
      <mfrac>
        <msup>
          <mi>a</mi>
          <mn>2</mn>
        </msup>
        <mi>b</mi>
      </mfrac>
      <mo stretchy="false">=</mo>
      <mi>c</mi>
    </mrow>
    <annotation encoding="StarMath 5.0">a^2 over b = c</annotation>
  </semantics>
</math>
</file>

<file path=Object 2/content.xml><?xml version="1.0" encoding="utf-8"?>
<math xmlns="http://www.w3.org/1998/Math/MathML" display="block">
  <semantics>
    <mrow>
      <mn>6.022</mn>
      <mi>x</mi>
      <mrow>
        <msup>
          <mn>10</mn>
          <mrow>
            <mo stretchy="false">−</mo>
            <mn>15</mn>
          </mrow>
        </msup>
        <mo stretchy="false">&gt;</mo>
        <mn>4.075</mn>
      </mrow>
      <mi>x</mi>
      <msup>
        <mn>10</mn>
        <mn>24</mn>
      </msup>
    </mrow>
    <annotation encoding="StarMath 5.0">6.022 x 10^-15 &gt; 4.075 x 10^24</annotation>
  </semantics>
</math>
</file>

<file path=Object 3/content.xml><?xml version="1.0" encoding="utf-8"?>
<math xmlns="http://www.w3.org/1998/Math/MathML" display="block">
  <semantics>
    <mrow>
      <mrow>
        <mo stretchy="false">−</mo>
        <mn>6.022</mn>
      </mrow>
      <mi>x</mi>
      <mrow>
        <msup>
          <mn>10</mn>
          <mn>15</mn>
        </msup>
        <mo stretchy="false">&gt;</mo>
        <mn>4.075</mn>
      </mrow>
      <mi>x</mi>
      <msup>
        <mn>10</mn>
        <mn>24</mn>
      </msup>
    </mrow>
    <annotation encoding="StarMath 5.0">-6.022 x 10^15 &gt; 4.075 x 10^24</annotation>
  </semantics>
</math>
</file>

<file path=Object 4/content.xml><?xml version="1.0" encoding="utf-8"?>
<math xmlns="http://www.w3.org/1998/Math/MathML" display="block">
  <semantics>
    <mrow>
      <mn>6.022</mn>
      <mi>x</mi>
      <mrow>
        <msup>
          <mn>10</mn>
          <mrow>
            <mo stretchy="false">−</mo>
            <mn>15</mn>
          </mrow>
        </msup>
        <mo stretchy="false">&gt;</mo>
        <mn>4.075</mn>
      </mrow>
      <mi>x</mi>
      <msup>
        <mn>10</mn>
        <mrow>
          <mo stretchy="false">−</mo>
          <mn>24</mn>
        </mrow>
      </msup>
    </mrow>
    <annotation encoding="StarMath 5.0">6.022 x 10^-15 &gt; 4.075 x 10^-24</annotation>
  </semantics>
</math>
</file>

<file path=Object 5/content.xml><?xml version="1.0" encoding="utf-8"?>
<math xmlns="http://www.w3.org/1998/Math/MathML" display="block">
  <semantics>
    <mrow>
      <mn>2</mn>
      <mrow>
        <msup>
          <mi>x</mi>
          <mn>2</mn>
        </msup>
        <mo stretchy="false">=</mo>
        <mn>8</mn>
      </mrow>
    </mrow>
    <annotation encoding="StarMath 5.0">2x^2 = 8</annotation>
  </semantics>
</math>
</file>

<file path=Object 6/content.xml><?xml version="1.0" encoding="utf-8"?>
<math xmlns="http://www.w3.org/1998/Math/MathML" display="block">
  <semantics>
    <mfrac>
      <mrow>
        <mrow>
          <mo fence="true" stretchy="false">(</mo>
          <mrow>
            <mrow>
              <mrow>
                <mo stretchy="false">−</mo>
                <mn>6</mn>
              </mrow>
              <mo stretchy="false">⋅</mo>
              <msup>
                <mn>10</mn>
                <mn>5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n>4</mn>
              <mo stretchy="false">⋅</mo>
              <msup>
                <mn>10</mn>
                <mn>4</mn>
              </msup>
            </mrow>
          </mrow>
          <mo fence="true" stretchy="false">)</mo>
        </mrow>
      </mrow>
      <mrow>
        <mn>8</mn>
        <mo stretchy="false">⋅</mo>
        <msup>
          <mn>10</mn>
          <mn>12</mn>
        </msup>
      </mrow>
    </mfrac>
    <annotation encoding="StarMath 5.0">{(-6 cdot 10^5) times (4 cdot 10^4)} over { 8 cdot 10 ^12}</annotation>
  </semantics>
</math>
</file>

<file path=Object 7/content.xml><?xml version="1.0" encoding="utf-8"?>
<math xmlns="http://www.w3.org/1998/Math/MathML" display="block">
  <semantics>
    <mrow>
      <mrow>
        <mo stretchy="false">−</mo>
        <mn>3</mn>
      </mrow>
      <mo stretchy="false">⋅</mo>
      <msup>
        <mn>10</mn>
        <mrow>
          <mo stretchy="false">−</mo>
          <mn>3</mn>
        </mrow>
      </msup>
    </mrow>
    <annotation encoding="StarMath 5.0">-3 cdot 10^-3</annotation>
  </semantics>
</math>
</file>

<file path=Object 8/content.xml><?xml version="1.0" encoding="utf-8"?>
<math xmlns="http://www.w3.org/1998/Math/MathML" display="block">
  <semantics>
    <mrow>
      <mn>3</mn>
      <mo stretchy="false">⋅</mo>
      <msup>
        <mn>10</mn>
        <mn>3</mn>
      </msup>
    </mrow>
    <annotation encoding="StarMath 5.0">3 cdot 10^3</annotation>
  </semantics>
</math>
</file>

<file path=Object 9/content.xml><?xml version="1.0" encoding="utf-8"?>
<math xmlns="http://www.w3.org/1998/Math/MathML" display="block">
  <semantics>
    <mrow>
      <mrow>
        <mo stretchy="false">−</mo>
        <mn>3</mn>
      </mrow>
      <mo stretchy="false">⋅</mo>
      <msup>
        <mn>10</mn>
        <mn>8</mn>
      </msup>
    </mrow>
    <annotation encoding="StarMath 5.0">-3 cdot 10^8</annotation>
  </semantics>
</math>
</file>